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fo:font-size="14pt" style:text-underline-style="solid" style:text-underline-width="auto" style:text-underline-color="font-color" fo:font-weight="bold" officeooo:rsid="000568c5" officeooo:paragraph-rsid="000568c5" style:font-size-asian="12.25pt" style:font-weight-asian="bold" style:font-size-complex="14pt" style:font-weight-complex="bold"/>
    </style:style>
    <style:style style:name="P2" style:family="paragraph" style:parent-style-name="Standard">
      <style:text-properties fo:color="#ff0000" fo:font-size="14pt" style:text-underline-style="solid" style:text-underline-width="auto" style:text-underline-color="font-color" fo:font-weight="bold" officeooo:rsid="0006bb2b" officeooo:paragraph-rsid="0006bb2b" style:font-size-asian="12.25pt" style:font-weight-asian="bold" style:font-size-complex="14pt" style:font-weight-complex="bold"/>
    </style:style>
    <style:style style:name="P3" style:family="paragraph" style:parent-style-name="Standard" style:list-style-name="L2">
      <style:text-properties fo:color="#000000" fo:font-size="14pt" style:text-underline-style="solid" style:text-underline-width="auto" style:text-underline-color="font-color" fo:font-weight="bold" officeooo:rsid="000568c5" officeooo:paragraph-rsid="000568c5" style:font-size-asian="12.25pt" style:font-weight-asian="bold" style:font-size-complex="14pt" style:font-weight-complex="bold"/>
    </style:style>
    <style:style style:name="P4" style:family="paragraph" style:parent-style-name="Standard">
      <style:text-properties fo:color="#000000" fo:font-size="14pt" style:text-underline-style="solid" style:text-underline-width="auto" style:text-underline-color="font-color" fo:font-weight="bold" officeooo:rsid="000568c5" officeooo:paragraph-rsid="000568c5" style:font-size-asian="12.25pt" style:font-weight-asian="bold" style:font-size-complex="14pt" style:font-weight-complex="bold"/>
    </style:style>
    <style:style style:name="P5" style:family="paragraph" style:parent-style-name="Standard" style:list-style-name="L4">
      <style:text-properties fo:color="#000000" fo:font-size="14pt" style:text-underline-style="solid" style:text-underline-width="auto" style:text-underline-color="font-color" fo:font-weight="bold" officeooo:rsid="000568c5" officeooo:paragraph-rsid="000568c5" style:font-size-asian="12.25pt" style:font-weight-asian="bold" style:font-size-complex="14pt" style:font-weight-complex="bold"/>
    </style:style>
    <style:style style:name="P6" style:family="paragraph" style:parent-style-name="Standard">
      <style:text-properties fo:color="#000000" fo:font-size="14pt" style:text-underline-style="none" fo:font-weight="normal" officeooo:rsid="000a0146" officeooo:paragraph-rsid="002b89ab" style:font-size-asian="14pt" style:font-weight-asian="normal" style:font-size-complex="14pt" style:font-weight-complex="normal"/>
    </style:style>
    <style:style style:name="P7" style:family="paragraph" style:parent-style-name="Standard">
      <style:text-properties fo:color="#000000" fo:font-size="14pt" style:text-underline-style="none" fo:font-weight="normal" officeooo:rsid="000bfa5e" officeooo:paragraph-rsid="000bfa5e" style:font-size-asian="14pt" style:font-weight-asian="normal" style:font-size-complex="14pt" style:font-weight-complex="normal"/>
    </style:style>
    <style:style style:name="P8" style:family="paragraph" style:parent-style-name="Standard" style:list-style-name="L6">
      <style:text-properties fo:color="#000000" fo:font-size="14pt" style:text-underline-style="none" fo:font-weight="normal" officeooo:rsid="000bfa5e" officeooo:paragraph-rsid="000bfa5e" style:font-size-asian="14pt" style:font-weight-asian="normal" style:font-size-complex="14pt" style:font-weight-complex="normal"/>
    </style:style>
    <style:style style:name="P9" style:family="paragraph" style:parent-style-name="Standard" style:list-style-name="L6">
      <style:text-properties fo:color="#000000" fo:font-size="14pt" style:text-underline-style="none" fo:font-weight="normal" officeooo:rsid="001200dd" officeooo:paragraph-rsid="001200dd" style:font-size-asian="14pt" style:font-weight-asian="normal" style:font-size-complex="14pt" style:font-weight-complex="normal"/>
    </style:style>
    <style:style style:name="P10" style:family="paragraph" style:parent-style-name="Standard" style:list-style-name="L6">
      <style:text-properties fo:color="#000000" fo:font-size="14pt" style:text-underline-style="none" fo:font-weight="normal" officeooo:rsid="0013eee7" officeooo:paragraph-rsid="0013eee7" style:font-size-asian="14pt" style:font-weight-asian="normal" style:font-size-complex="14pt" style:font-weight-complex="normal"/>
    </style:style>
    <style:style style:name="P11" style:family="paragraph" style:parent-style-name="Standard" style:list-style-name="L6">
      <style:text-properties fo:color="#000000" fo:font-size="14pt" style:text-underline-style="none" fo:font-weight="normal" officeooo:rsid="0016a643" officeooo:paragraph-rsid="0016a643" style:font-size-asian="14pt" style:font-weight-asian="normal" style:font-size-complex="14pt" style:font-weight-complex="normal"/>
    </style:style>
    <style:style style:name="P12" style:family="paragraph" style:parent-style-name="Standard" style:list-style-name="L6">
      <style:text-properties fo:color="#000000" fo:font-size="14pt" style:text-underline-style="none" fo:font-weight="normal" officeooo:rsid="0017fcf8" officeooo:paragraph-rsid="001a44ed" style:font-size-asian="14pt" style:font-weight-asian="normal" style:font-size-complex="14pt" style:font-weight-complex="normal"/>
    </style:style>
    <style:style style:name="P13" style:family="paragraph" style:parent-style-name="Standard" style:list-style-name="L6">
      <style:text-properties fo:color="#000000" fo:font-size="14pt" style:text-underline-style="none" fo:font-weight="normal" officeooo:rsid="001a44ed" officeooo:paragraph-rsid="001b9247" style:font-size-asian="14pt" style:font-weight-asian="normal" style:font-size-complex="14pt" style:font-weight-complex="normal"/>
    </style:style>
    <style:style style:name="P14" style:family="paragraph" style:parent-style-name="Standard" style:list-style-name="L6">
      <style:text-properties fo:color="#000000" fo:font-size="14pt" style:text-underline-style="none" fo:font-weight="normal" officeooo:rsid="004c7036" officeooo:paragraph-rsid="004c7036" style:font-size-asian="14pt" style:font-weight-asian="normal" style:font-size-complex="14pt" style:font-weight-complex="normal"/>
    </style:style>
    <style:style style:name="P15" style:family="paragraph" style:parent-style-name="Standard" style:list-style-name="L6">
      <style:text-properties fo:color="#000000" fo:font-size="14pt" style:text-underline-style="none" fo:font-weight="normal" officeooo:rsid="00503dcd" officeooo:paragraph-rsid="00503dcd" style:font-size-asian="14pt" style:font-weight-asian="normal" style:font-size-complex="14pt" style:font-weight-complex="normal"/>
    </style:style>
    <style:style style:name="P16" style:family="paragraph" style:parent-style-name="Standard" style:list-style-name="L5">
      <style:text-properties fo:color="#000000" fo:font-size="12pt" style:text-underline-style="none" fo:font-weight="normal" officeooo:rsid="0006bb2b" officeooo:paragraph-rsid="0006bb2b" style:font-size-asian="10.5pt" style:font-weight-asian="normal" style:font-size-complex="12pt" style:font-weight-complex="normal"/>
    </style:style>
    <style:style style:name="P17" style:family="paragraph" style:parent-style-name="Standard">
      <style:text-properties fo:color="#000000" fo:font-size="12pt" style:text-underline-style="none" fo:font-weight="normal" officeooo:rsid="0006bb2b" officeooo:paragraph-rsid="0006bb2b" style:font-size-asian="10.5pt" style:font-weight-asian="normal" style:font-size-complex="12pt" style:font-weight-complex="normal"/>
    </style:style>
    <style:style style:name="P18" style:family="paragraph" style:parent-style-name="Standard">
      <style:text-properties fo:color="#000000" fo:font-size="13pt" style:text-underline-style="none" fo:font-weight="normal" officeooo:rsid="00205660" officeooo:paragraph-rsid="00205660" style:font-size-asian="11.3500003814697pt" style:font-weight-asian="normal" style:font-size-complex="13pt" style:font-weight-complex="normal"/>
    </style:style>
    <style:style style:name="P19" style:family="paragraph" style:parent-style-name="Standard" style:list-style-name="L6">
      <style:text-properties officeooo:paragraph-rsid="002995ef"/>
    </style:style>
    <style:style style:name="P20" style:family="paragraph" style:parent-style-name="Standard">
      <style:text-properties fo:color="#ff4000" fo:font-size="16pt" style:text-underline-style="solid" style:text-underline-width="auto" style:text-underline-color="font-color" fo:font-weight="bold" officeooo:rsid="001e9d87" officeooo:paragraph-rsid="001e9d87" style:font-size-asian="14pt" style:font-weight-asian="bold" style:font-size-complex="16pt" style:font-weight-complex="bold"/>
    </style:style>
    <style:style style:name="P21" style:family="paragraph" style:parent-style-name="Standard">
      <style:text-properties fo:color="#ff4000" fo:font-size="16pt" style:text-underline-style="solid" style:text-underline-width="auto" style:text-underline-color="font-color" fo:font-weight="bold" officeooo:rsid="001e9d87" officeooo:paragraph-rsid="001f5a47" style:font-size-asian="14pt" style:font-weight-asian="bold" style:font-size-complex="16pt" style:font-weight-complex="bold"/>
    </style:style>
    <style:style style:name="P22" style:family="paragraph" style:parent-style-name="Standard">
      <style:text-properties fo:color="#ff4000" fo:font-size="14pt" style:text-underline-style="solid" style:text-underline-width="auto" style:text-underline-color="font-color" fo:font-weight="bold" officeooo:rsid="001e9d87" officeooo:paragraph-rsid="001f5a47" style:font-size-asian="14pt" style:font-weight-asian="bold" style:font-size-complex="14pt" style:font-weight-complex="bold"/>
    </style:style>
    <style:style style:name="P23" style:family="paragraph" style:parent-style-name="Standard">
      <style:text-properties officeooo:paragraph-rsid="00205660"/>
    </style:style>
    <style:style style:name="P24" style:family="paragraph" style:parent-style-name="Standard" style:list-style-name="L7">
      <style:text-properties officeooo:paragraph-rsid="0044669c"/>
    </style:style>
    <style:style style:name="P25" style:family="paragraph" style:parent-style-name="Standard" style:list-style-name="L7">
      <style:text-properties officeooo:rsid="0024de9c" officeooo:paragraph-rsid="00342e9a"/>
    </style:style>
    <style:style style:name="P26" style:family="paragraph" style:parent-style-name="Standard" style:list-style-name="L7">
      <style:text-properties officeooo:rsid="0024de9c" officeooo:paragraph-rsid="0034515f"/>
    </style:style>
    <style:style style:name="P27" style:family="paragraph" style:parent-style-name="Standard" style:list-style-name="L7">
      <style:text-properties officeooo:rsid="0024de9c" officeooo:paragraph-rsid="00385ef5"/>
    </style:style>
    <style:style style:name="P28" style:family="paragraph" style:parent-style-name="Standard" style:list-style-name="L7">
      <style:text-properties officeooo:rsid="0024de9c" officeooo:paragraph-rsid="0038ba55"/>
    </style:style>
    <style:style style:name="P29" style:family="paragraph" style:parent-style-name="Standard" style:list-style-name="L7">
      <style:text-properties officeooo:rsid="003ad72d" officeooo:paragraph-rsid="003cd877"/>
    </style:style>
    <style:style style:name="P30" style:family="paragraph" style:parent-style-name="Standard" style:list-style-name="L7">
      <style:text-properties officeooo:rsid="003ad72d" officeooo:paragraph-rsid="003de12f"/>
    </style:style>
    <style:style style:name="P31" style:family="paragraph" style:parent-style-name="Standard" style:list-style-name="L7">
      <style:text-properties officeooo:rsid="0040d7e0" officeooo:paragraph-rsid="0040d7e0"/>
    </style:style>
    <style:style style:name="P32" style:family="paragraph" style:parent-style-name="Standard" style:list-style-name="L7">
      <style:text-properties officeooo:rsid="004299d4" officeooo:paragraph-rsid="004299d4"/>
    </style:style>
    <style:style style:name="P33" style:family="paragraph" style:parent-style-name="Standard" style:list-style-name="L7">
      <style:text-properties officeooo:rsid="00469f6a" officeooo:paragraph-rsid="00469f6a"/>
    </style:style>
    <style:style style:name="P34" style:family="paragraph" style:parent-style-name="Standard">
      <style:text-properties officeooo:rsid="00469f6a" officeooo:paragraph-rsid="00469f6a"/>
    </style:style>
    <style:style style:name="P35" style:family="paragraph" style:parent-style-name="Standard" style:list-style-name="L7">
      <style:text-properties officeooo:rsid="0046b050" officeooo:paragraph-rsid="0046b050"/>
    </style:style>
    <style:style style:name="P36" style:family="paragraph" style:parent-style-name="Standard" style:list-style-name="L7">
      <style:text-properties officeooo:rsid="0046b050" officeooo:paragraph-rsid="0049f68b"/>
    </style:style>
    <style:style style:name="P37" style:family="paragraph" style:parent-style-name="Standard" style:list-style-name="L7">
      <style:text-properties officeooo:rsid="0049f68b" officeooo:paragraph-rsid="004bc8b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8673e" style:font-size-asian="10.5pt" style:font-weight-asian="normal" style:font-size-complex="12pt" style:font-weight-complex="normal"/>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style:text-underline-style="none"/>
    </style:style>
    <style:style style:name="T5" style:family="text">
      <style:text-properties officeooo:rsid="000bfa5e"/>
    </style:style>
    <style:style style:name="T6" style:family="text">
      <style:text-properties officeooo:rsid="000ddf4d"/>
    </style:style>
    <style:style style:name="T7" style:family="text">
      <style:text-properties fo:color="#000000" fo:font-size="16pt" style:text-underline-style="none" fo:font-weight="normal" style:font-size-asian="14pt" style:font-weight-asian="normal" style:font-size-complex="16pt" style:font-weight-complex="normal"/>
    </style:style>
    <style:style style:name="T8" style:family="text">
      <style:text-properties fo:color="#000000" fo:font-size="16pt" style:text-underline-style="none" fo:font-weight="normal" officeooo:rsid="00205660" style:font-size-asian="14pt" style:font-weight-asian="normal" style:font-size-complex="16pt" style:font-weight-complex="normal"/>
    </style:style>
    <style:style style:name="T9" style:family="text">
      <style:text-properties fo:color="#000000" fo:font-size="16pt" style:text-underline-style="none" fo:font-weight="normal" officeooo:rsid="00212ce1" style:font-size-asian="14pt" style:font-weight-asian="normal" style:font-size-complex="16pt" style:font-weight-complex="normal"/>
    </style:style>
    <style:style style:name="T10" style:family="text">
      <style:text-properties fo:color="#000000" fo:font-size="16pt" style:text-underline-style="none" fo:font-weight="normal" officeooo:rsid="002d0c0b" style:font-size-asian="14pt" style:font-weight-asian="normal" style:font-size-complex="16pt" style:font-weight-complex="normal"/>
    </style:style>
    <style:style style:name="T11" style:family="text">
      <style:text-properties fo:color="#000000" fo:font-size="16pt" style:text-underline-style="none" fo:font-weight="normal" officeooo:rsid="00342e9a" style:font-size-asian="14pt" style:font-weight-asian="normal" style:font-size-complex="16pt" style:font-weight-complex="normal"/>
    </style:style>
    <style:style style:name="T12" style:family="text">
      <style:text-properties fo:color="#000000" fo:font-size="16pt" style:text-underline-style="none" fo:font-weight="normal" officeooo:rsid="0034515f" style:font-size-asian="14pt" style:font-weight-asian="normal" style:font-size-complex="16pt" style:font-weight-complex="normal"/>
    </style:style>
    <style:style style:name="T13" style:family="text">
      <style:text-properties fo:color="#000000" fo:font-size="16pt" style:text-underline-style="none" fo:font-weight="normal" officeooo:rsid="00385ef5" style:font-size-asian="14pt" style:font-weight-asian="normal" style:font-size-complex="16pt" style:font-weight-complex="normal"/>
    </style:style>
    <style:style style:name="T14" style:family="text">
      <style:text-properties fo:color="#000000" fo:font-size="16pt" style:text-underline-style="none" fo:font-weight="normal" officeooo:rsid="0038ba55" style:font-size-asian="14pt" style:font-weight-asian="normal" style:font-size-complex="16pt" style:font-weight-complex="normal"/>
    </style:style>
    <style:style style:name="T15" style:family="text">
      <style:text-properties fo:color="#000000" fo:font-size="14pt" style:text-underline-style="none" fo:font-weight="normal" style:font-size-asian="14pt" style:font-weight-asian="normal" style:font-size-complex="14pt" style:font-weight-complex="normal"/>
    </style:style>
    <style:style style:name="T16" style:family="text">
      <style:text-properties fo:color="#000000" fo:font-size="14pt" style:text-underline-style="none" fo:font-weight="normal" officeooo:rsid="000bfa5e" style:font-size-asian="14pt" style:font-weight-asian="normal" style:font-size-complex="14pt" style:font-weight-complex="normal"/>
    </style:style>
    <style:style style:name="T17" style:family="text">
      <style:text-properties fo:color="#000000" fo:font-size="14pt" style:text-underline-style="none" fo:font-weight="normal" officeooo:rsid="000ddf4d" style:font-size-asian="14pt" style:font-weight-asian="normal" style:font-size-complex="14pt" style:font-weight-complex="normal"/>
    </style:style>
    <style:style style:name="T18" style:family="text">
      <style:text-properties fo:color="#000000" fo:font-size="14pt" style:text-underline-style="none" fo:font-weight="normal" officeooo:rsid="00110860" style:font-size-asian="14pt" style:font-weight-asian="normal" style:font-size-complex="14pt" style:font-weight-complex="normal"/>
    </style:style>
    <style:style style:name="T19" style:family="text">
      <style:text-properties fo:color="#000000" fo:font-size="14pt" style:text-underline-style="none" fo:font-weight="normal" officeooo:rsid="002995ef" style:font-size-asian="14pt" style:font-weight-asian="normal" style:font-size-complex="14pt" style:font-weight-complex="normal"/>
    </style:style>
    <style:style style:name="T20" style:family="text">
      <style:text-properties fo:color="#000000" fo:font-size="14pt" style:text-underline-style="none" fo:font-weight="normal" officeooo:rsid="002ae60a" style:font-size-asian="14pt" style:font-weight-asian="normal" style:font-size-complex="14pt" style:font-weight-complex="normal"/>
    </style:style>
    <style:style style:name="T21" style:family="text">
      <style:text-properties fo:color="#000000" fo:font-size="14pt" style:text-underline-style="none" fo:font-weight="normal" officeooo:rsid="002d0c0b" style:font-size-asian="14pt" style:font-weight-asian="normal" style:font-size-complex="14pt" style:font-weight-complex="normal"/>
    </style:style>
    <style:style style:name="T22" style:family="text">
      <style:text-properties fo:color="#000000" fo:font-size="14pt" style:text-underline-style="none" fo:font-weight="normal" officeooo:rsid="002d0fef" style:font-size-asian="14pt" style:font-weight-asian="normal" style:font-size-complex="14pt" style:font-weight-complex="normal"/>
    </style:style>
    <style:style style:name="T23" style:family="text">
      <style:text-properties fo:color="#000000" fo:font-size="14pt" style:text-underline-style="none" fo:font-weight="normal" officeooo:rsid="0030d0d4" style:font-size-asian="14pt" style:font-weight-asian="normal" style:font-size-complex="14pt" style:font-weight-complex="normal"/>
    </style:style>
    <style:style style:name="T24" style:family="text">
      <style:text-properties fo:color="#000000" fo:font-size="14pt" style:text-underline-style="none" fo:font-weight="normal" officeooo:rsid="0031e4b1" style:font-size-asian="14pt" style:font-weight-asian="normal" style:font-size-complex="14pt" style:font-weight-complex="normal"/>
    </style:style>
    <style:style style:name="T25" style:family="text">
      <style:text-properties fo:color="#000000" fo:font-size="14pt" style:text-underline-style="none" fo:font-weight="normal" officeooo:rsid="0032ae0d" style:font-size-asian="14pt" style:font-weight-asian="normal" style:font-size-complex="14pt" style:font-weight-complex="normal"/>
    </style:style>
    <style:style style:name="T26" style:family="text">
      <style:text-properties fo:color="#000000" fo:font-size="14pt" style:text-underline-style="none" fo:font-weight="normal" officeooo:rsid="00342e9a" style:font-size-asian="14pt" style:font-weight-asian="normal" style:font-size-complex="14pt" style:font-weight-complex="normal"/>
    </style:style>
    <style:style style:name="T27" style:family="text">
      <style:text-properties fo:color="#000000" fo:font-size="14pt" style:text-underline-style="none" fo:font-weight="normal" officeooo:rsid="0034515f" style:font-size-asian="14pt" style:font-weight-asian="normal" style:font-size-complex="14pt" style:font-weight-complex="normal"/>
    </style:style>
    <style:style style:name="T28" style:family="text">
      <style:text-properties fo:color="#000000" fo:font-size="14pt" style:text-underline-style="none" fo:font-weight="normal" officeooo:rsid="0035b004" style:font-size-asian="14pt" style:font-weight-asian="normal" style:font-size-complex="14pt" style:font-weight-complex="normal"/>
    </style:style>
    <style:style style:name="T29" style:family="text">
      <style:text-properties fo:color="#000000" fo:font-size="14pt" style:text-underline-style="none" fo:font-weight="normal" officeooo:rsid="0036cb06" style:font-size-asian="14pt" style:font-weight-asian="normal" style:font-size-complex="14pt" style:font-weight-complex="normal"/>
    </style:style>
    <style:style style:name="T30" style:family="text">
      <style:text-properties fo:color="#000000" fo:font-size="14pt" style:text-underline-style="none" fo:font-weight="normal" officeooo:rsid="00385ef5" style:font-size-asian="14pt" style:font-weight-asian="normal" style:font-size-complex="14pt" style:font-weight-complex="normal"/>
    </style:style>
    <style:style style:name="T31" style:family="text">
      <style:text-properties fo:color="#000000" fo:font-size="14pt" style:text-underline-style="none" fo:font-weight="normal" officeooo:rsid="0038ba55" style:font-size-asian="14pt" style:font-weight-asian="normal" style:font-size-complex="14pt" style:font-weight-complex="normal"/>
    </style:style>
    <style:style style:name="T32" style:family="text">
      <style:text-properties fo:color="#000000" fo:font-size="14pt" style:text-underline-style="none" fo:font-weight="normal" officeooo:rsid="0039f476" style:font-size-asian="14pt" style:font-weight-asian="normal" style:font-size-complex="14pt" style:font-weight-complex="normal"/>
    </style:style>
    <style:style style:name="T33" style:family="text">
      <style:text-properties fo:color="#000000" fo:font-size="14pt" style:text-underline-style="none" fo:font-weight="normal" officeooo:rsid="003cccc9" style:font-size-asian="14pt" style:font-weight-asian="normal" style:font-size-complex="14pt" style:font-weight-complex="normal"/>
    </style:style>
    <style:style style:name="T34" style:family="text">
      <style:text-properties fo:color="#000000" fo:font-size="14pt" style:text-underline-style="none" fo:font-weight="normal" officeooo:rsid="003cd877" style:font-size-asian="14pt" style:font-weight-asian="normal" style:font-size-complex="14pt" style:font-weight-complex="normal"/>
    </style:style>
    <style:style style:name="T35" style:family="text">
      <style:text-properties fo:color="#000000" fo:font-size="14pt" style:text-underline-style="none" fo:font-weight="normal" officeooo:rsid="003de12f" style:font-size-asian="14pt" style:font-weight-asian="normal" style:font-size-complex="14pt" style:font-weight-complex="normal"/>
    </style:style>
    <style:style style:name="T36" style:family="text">
      <style:text-properties fo:color="#000000" fo:font-size="14pt" style:text-underline-style="none" fo:font-weight="normal" officeooo:rsid="003f5127" style:font-size-asian="14pt" style:font-weight-asian="normal" style:font-size-complex="14pt" style:font-weight-complex="normal"/>
    </style:style>
    <style:style style:name="T37" style:family="text">
      <style:text-properties fo:color="#000000" fo:font-size="14pt" style:text-underline-style="none" fo:font-weight="normal" officeooo:rsid="0041bc55" style:font-size-asian="14pt" style:font-weight-asian="normal" style:font-size-complex="14pt" style:font-weight-complex="normal"/>
    </style:style>
    <style:style style:name="T38" style:family="text">
      <style:text-properties fo:color="#000000" fo:font-size="14pt" style:text-underline-style="none" fo:font-weight="normal" officeooo:rsid="0041eda9" style:font-size-asian="14pt" style:font-weight-asian="normal" style:font-size-complex="14pt" style:font-weight-complex="normal"/>
    </style:style>
    <style:style style:name="T39" style:family="text">
      <style:text-properties fo:color="#000000" fo:font-size="14pt" style:text-underline-style="none" fo:font-weight="normal" officeooo:rsid="004299d4" style:font-size-asian="14pt" style:font-weight-asian="normal" style:font-size-complex="14pt" style:font-weight-complex="normal"/>
    </style:style>
    <style:style style:name="T40" style:family="text">
      <style:text-properties fo:color="#000000" fo:font-size="14pt" style:text-underline-style="none" fo:font-weight="normal" officeooo:rsid="0044669c" style:font-size-asian="14pt" style:font-weight-asian="normal" style:font-size-complex="14pt" style:font-weight-complex="normal"/>
    </style:style>
    <style:style style:name="T41" style:family="text">
      <style:text-properties fo:color="#000000" fo:font-size="14pt" style:text-underline-style="none" fo:font-weight="normal" officeooo:rsid="0045e7a6" style:font-size-asian="14pt" style:font-weight-asian="normal" style:font-size-complex="14pt" style:font-weight-complex="normal"/>
    </style:style>
    <style:style style:name="T42" style:family="text">
      <style:text-properties fo:color="#000000" fo:font-size="14pt" style:text-underline-style="none" fo:font-weight="normal" officeooo:rsid="00461424" style:font-size-asian="14pt" style:font-weight-asian="normal" style:font-size-complex="14pt" style:font-weight-complex="normal"/>
    </style:style>
    <style:style style:name="T43" style:family="text">
      <style:text-properties fo:color="#000000" fo:font-size="14pt" style:text-underline-style="none" fo:font-weight="normal" officeooo:rsid="004833f7" style:font-size-asian="14pt" style:font-weight-asian="normal" style:font-size-complex="14pt" style:font-weight-complex="normal"/>
    </style:style>
    <style:style style:name="T44" style:family="text">
      <style:text-properties fo:color="#000000" fo:font-size="14pt" style:text-underline-style="none" fo:font-weight="normal" officeooo:rsid="00489c01" style:font-size-asian="14pt" style:font-weight-asian="normal" style:font-size-complex="14pt" style:font-weight-complex="normal"/>
    </style:style>
    <style:style style:name="T45" style:family="text">
      <style:text-properties fo:color="#000000" fo:font-size="14pt" style:text-underline-style="none" fo:font-weight="normal" officeooo:rsid="0049f68b" style:font-size-asian="14pt" style:font-weight-asian="normal" style:font-size-complex="14pt" style:font-weight-complex="normal"/>
    </style:style>
    <style:style style:name="T46" style:family="text">
      <style:text-properties fo:color="#000000" fo:font-size="14pt" style:text-underline-style="none" fo:font-weight="normal" officeooo:rsid="004bc8bd" style:font-size-asian="14pt" style:font-weight-asian="normal" style:font-size-complex="14pt" style:font-weight-complex="normal"/>
    </style:style>
    <style:style style:name="T47" style:family="text">
      <style:text-properties officeooo:rsid="001200dd"/>
    </style:style>
    <style:style style:name="T48" style:family="text">
      <style:text-properties officeooo:rsid="00154695"/>
    </style:style>
    <style:style style:name="T49" style:family="text">
      <style:text-properties officeooo:rsid="001700db"/>
    </style:style>
    <style:style style:name="T50" style:family="text">
      <style:text-properties officeooo:rsid="0017fcf8"/>
    </style:style>
    <style:style style:name="T51" style:family="text">
      <style:text-properties officeooo:rsid="0019039a"/>
    </style:style>
    <style:style style:name="T52" style:family="text">
      <style:text-properties officeooo:rsid="001d5093"/>
    </style:style>
    <style:style style:name="T53" style:family="text">
      <style:text-properties officeooo:rsid="001f5a47"/>
    </style:style>
    <style:style style:name="T54" style:family="text">
      <style:text-properties officeooo:rsid="0023a4ce"/>
    </style:style>
    <style:style style:name="T55" style:family="text">
      <style:text-properties officeooo:rsid="0024de9c"/>
    </style:style>
    <style:style style:name="T56" style:family="text">
      <style:text-properties officeooo:rsid="0026c3c5"/>
    </style:style>
    <style:style style:name="T57" style:family="text">
      <style:text-properties officeooo:rsid="004e17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kages de l’application :</text:p>
      <text:list xml:id="list1323692980" text:style-name="L2">
        <text:list-item>
          <text:p text:style-name="P3"><text:span text:style-name="T1">fr.opendevup  </text:span><text:span text:style-name="T2">il comporte :</text:span></text:p>
        </text:list-item>
      </text:list>
      <text:list xml:id="list967327321" text:style-name="L4">
        <text:list-item>
          <text:p text:style-name="P5"><text:span text:style-name="T3">fr.opendevup.controllers</text:span></text:p>
        </text:list-item>
        <text:list-item>
          <text:p text:style-name="P5"><text:span text:style-name="T3">fr.opendevup.dao</text:span></text:p>
        </text:list-item>
        <text:list-item>
          <text:p text:style-name="P5"><text:span text:style-name="T3">fr.opendevup.entities</text:span></text:p>
        </text:list-item>
        <text:list-item>
          <text:p text:style-name="P5"><text:span text:style-name="T3">fr.opendevup.security</text:span></text:p>
        </text:list-item>
      </text:list>
      <text:p text:style-name="P4"><text:span text:style-name="T3"/></text:p>
      <text:p text:style-name="P2"><text:span text:style-name="T4">Packages des fichies templates :</text:span></text:p>
      <text:list xml:id="list1965017106" text:style-name="L5">
        <text:list-item>
          <text:p text:style-name="P16">dossier static</text:p>
        </text:list-item>
        <text:list-item>
          <text:p text:style-name="P16">dossier templates</text:p>
        </text:list-item>
      </text:list>
      <text:p text:style-name="P17"/>
      <text:p text:style-name="P20">coté utilisateur(client):</text:p>
      <text:p text:style-name="P20"><text:s/></text:p>
      <text:p text:style-name="P6">au démarrage de l’application le controller accueil <text:span text:style-name="T5">dans le fichier AccueilController.java </text:span>reçoi la <text:span text:style-name="T51">roquette</text:span> ‘/’ et renvoi la page ‘/index’ qui <text:s/>affiche la page d’accueil </text:p>
      <text:p text:style-name="P7">sur cette page en trouve le menu du site qui a des lien vers les page :</text:p>
      <text:list xml:id="list1527173731" text:style-name="L6">
        <text:list-item>
          <text:p text:style-name="P8">produit a la carte →appel le controller <text:s/>ac<text:span text:style-name="T55">c</text:span>ueil<text:span text:style-name="T56">Produits</text:span> dans le <text:span text:style-name="T6">fichier AccueilControllerProduit.java via la requette ‘pages/produits’ et renvoi la page des produits</text:span></text:p>
        </text:list-item>
        <text:list-item>
          <text:p text:style-name="P19"><text:span text:style-name="T17">menu → appel le controller </text:span><text:span text:style-name="T16"><text:s/></text:span><text:span text:style-name="T20">accueilMenus</text:span><text:span text:style-name="T16"> dans le fichier </text:span><text:span text:style-name="T19">A</text:span><text:span text:style-name="T17">cueilControllerProduit.java </text:span><text:span text:style-name="T18">via la requette </text:span><text:span text:style-name="T17">‘pages/</text:span><text:span text:style-name="T18">menus </text:span><text:span text:style-name="T17">’ <text:s text:c="2"/>et renvoi la page des </text:span><text:span text:style-name="T18">menus</text:span></text:p>
        </text:list-item>
        <text:list-item>
          <text:p text:style-name="P9">mes commandes → appel le controller commandes dans le fichier AcueilController.java via la <text:span text:style-name="T51">roquette</text:span> ‘/pages/commandes’ <text:span text:style-name="T50">récupére toutes les commandes qui concerne le client en question dans la base de donnée </text:span></text:p>
        </text:list-item>
        <text:list-item>
          <text:p text:style-name="P10">mon panier → appel le controller consulterPanier dans le fichier <text:span text:style-name="T47">AcueilController.</text:span>java via la requette ’/pages/panier’ <text:span text:style-name="T48">et recupere les produit qui sont selectioné via le client concerné</text:span></text:p>
        </text:list-item>
        <text:list-item>
          <text:p text:style-name="P14">suprimer produit dans le panier → <text:span text:style-name="T57">appel le controller deleteProduitDuPanier dans le fichier AcceuilController.java il suprime le produit dans le panier et revoi vers la page panier</text:span></text:p>
        </text:list-item>
        <text:list-item>
          <text:p text:style-name="P15">commander → appel le controller commander dans le fichier CommandeController via la roquette ‘pages/commander’ envoi la commande dans la base de donnée et devient consultable par l’admin et suprime les produit dans le panier et renvoi vers la page d’accueil</text:p>
        </text:list-item>
        <text:list-item>
          <text:p text:style-name="P11">créer un compte <text:s/>→ appel le controller ajoutClient dans le fichier ClientController.java via la requette ‘/admin/ajoutClient’ <text:span text:style-name="T49">il instancier un objet client ensuite il renvoi vers la meme page qui a son tour envoi les entré du client vers le controller enrigistrer via la requette ‘/admoin/enrigisterClient’ avec la methode post esuite il verifer la validité des entré et il envoi vers la page ‘admin/confirmationAjoutClient’ si tout va bien sinon reste sur la meme page et affiche les eurreur sur les champs concerné</text:span></text:p>
        </text:list-item>
        <text:list-item>
          <text:p text:style-name="P12">se connecter → appel le controller seConnecter <text:span text:style-name="T47"><text:s/>dans le fichier AcueilController.java</text:span> via la requette ‘/pages/seConnecter’ et retourne la <text:soft-page-break/>page <text:s/>/pages/seConnecter ou il ya un formulaire ou le utilisateur pourra entré ces donner ensuite il appel le controller coonnection via la requette ‘pages/authClient’ via la méthode post après <text:span text:style-name="T51">vérification</text:span> soit il envoi vers la page d’accueil et enregistre le client dans la session si tout va bien soit il revoie vers la même page se connecter et si il ya des éventuel erreurs il envoi la pages d’erreur </text:p>
        </text:list-item>
        <text:list-item>
          <text:p text:style-name="P13">se <text:span text:style-name="T54">déconnecter</text:span> → appel le controller <text:span text:style-name="T54">déconnexion</text:span> <text:span text:style-name="T47"><text:s/>dans le fichier AcueilController.java </text:span>via la <text:span text:style-name="T52">roquette ‘pages/seDeconnecter’ il va modifier la variable de session client mettre un objet client null et revoie vers la page d’accueil </text:span></text:p>
        </text:list-item>
      </text:list>
      <text:p text:style-name="P22"/>
      <text:p text:style-name="P21">coté <text:span text:style-name="T53">admin</text:span>(<text:span text:style-name="T53">big boss</text:span>):</text:p>
      <text:p text:style-name="P21"/>
      <text:p text:style-name="P23"><text:span text:style-name="T8">comme le client ,au démarrage de l’application </text:span><text:span text:style-name="T9">l’admin a un <text:s/>lien vers la pages d’accueil </text:span><text:span text:style-name="T10">ensuite</text:span><text:span text:style-name="T9">:</text:span></text:p>
      <text:list xml:id="list2636972567" text:style-name="L7">
        <text:list-item>
          <text:p text:style-name="P25"><text:span text:style-name="T9">c</text:span><text:span text:style-name="T7">onsulter les client → </text:span><text:span text:style-name="T16">appel le controller <text:s/></text:span><text:span text:style-name="T23">c</text:span><text:span text:style-name="T28">lient</text:span><text:span text:style-name="T16"> dans le </text:span><text:span text:style-name="T17">fichier </text:span><text:span text:style-name="T28">ClientController</text:span><text:span text:style-name="T17">.java via la </text:span><text:span text:style-name="T21">roquette</text:span><text:span text:style-name="T17"> ‘</text:span><text:span text:style-name="T26">admin</text:span><text:span text:style-name="T17">/</text:span><text:span text:style-name="T26">c</text:span><text:span text:style-name="T29">lient</text:span><text:span text:style-name="T17">s’ </text:span><text:span text:style-name="T26">récupère tout les </text:span><text:span text:style-name="T29">client</text:span><text:span text:style-name="T26">s enregistré dans la base </text:span><text:span text:style-name="T17"><text:s/>renvoi la page </text:span><text:span text:style-name="T26">admin</text:span><text:span text:style-name="T17">/</text:span><text:span text:style-name="T26">c</text:span><text:span text:style-name="T29">lient</text:span><text:span text:style-name="T17">s </text:span><text:span text:style-name="T26">pour l’admin</text:span></text:p>
        </text:list-item>
        <text:list-item>
          <text:p text:style-name="P26"><text:span text:style-name="T12">ajouter produit</text:span><text:span text:style-name="T11"> → </text:span><text:span text:style-name="T16">appel le controller <text:s/></text:span><text:span text:style-name="T27">ajouter</text:span><text:span text:style-name="T16">Produit dans le </text:span><text:span text:style-name="T17">fichier </text:span><text:span text:style-name="T22">A</text:span><text:span text:style-name="T24">dmin</text:span><text:span text:style-name="T17">ControllerProduit</text:span><text:span text:style-name="T25">s</text:span><text:span text:style-name="T17">.java via la </text:span><text:span text:style-name="T21">roquette</text:span><text:span text:style-name="T17"> ‘</text:span><text:span text:style-name="T26">admin</text:span><text:span text:style-name="T17">/</text:span><text:span text:style-name="T27">ajou</text:span><text:span text:style-name="T26">terP</text:span><text:span text:style-name="T17">roduits’ </text:span><text:span text:style-name="T27">instancie un objet</text:span><text:span text:style-name="T26"> <text:s/>produit <text:s/></text:span><text:span text:style-name="T27">et</text:span><text:span text:style-name="T26"> </text:span><text:span text:style-name="T17"><text:s/>renvoi </text:span><text:span text:style-name="T27">a </text:span><text:span text:style-name="T17">la page </text:span><text:span text:style-name="T26">admin</text:span><text:span text:style-name="T17">/</text:span><text:span text:style-name="T27">ajouter</text:span><text:span text:style-name="T26">P</text:span><text:span text:style-name="T17">roduits </text:span><text:span text:style-name="T27">pour que</text:span><text:span text:style-name="T26"> l’admin </text:span><text:span text:style-name="T27">puisse envoyer les informations du nouveau produit via un formulaire et post via la roquette ‘/admin/enrigistrerProduit’ si tout va bien et que il ya pas d’erreur dans les information entré je le renvoi vers une page de confirmation si non je lui indique les champs qui comporte les erreurs</text:span></text:p>
        </text:list-item>
        <text:list-item>
          <text:p text:style-name="P35"><text:span text:style-name="T27">s</text:span><text:span text:style-name="T15">uprimer produit → appel controller deleteProduit </text:span><text:span text:style-name="T43">dans le fichier A</text:span><text:span text:style-name="T45">dminProduitsController</text:span><text:span text:style-name="T43">.</text:span><text:span text:style-name="T45">java</text:span><text:span text:style-name="T15"> via la roquette ‘/admin/deleteProduits’ suprime le produit et reste sur la même page</text:span></text:p>
        </text:list-item>
        <text:list-item>
          <text:p text:style-name="P36"><text:span text:style-name="T27">s</text:span><text:span text:style-name="T15">uprimer </text:span><text:span text:style-name="T44">menu</text:span><text:span text:style-name="T15">→ appel controller delete</text:span><text:span text:style-name="T43">Menu</text:span><text:span text:style-name="T15"> </text:span><text:span text:style-name="T45">qui est dans </text:span><text:span text:style-name="T43">A</text:span><text:span text:style-name="T45">dminProduitsController</text:span><text:span text:style-name="T43">.</text:span><text:span text:style-name="T45">java </text:span><text:span text:style-name="T15">via la roquette ‘/admin/delete</text:span><text:span text:style-name="T43">Menus</text:span><text:span text:style-name="T15">’ suprime le </text:span><text:span text:style-name="T43">menu</text:span><text:span text:style-name="T15"> et reste sur la même page</text:span></text:p>
        </text:list-item>
        <text:list-item>
          <text:p text:style-name="P37"><text:span text:style-name="T15">modifier le produit → appel le controller modifierProduit qui est dans le fichier </text:span><text:span text:style-name="T43">A</text:span><text:span text:style-name="T15">dminProduitsController</text:span><text:span text:style-name="T43">.</text:span><text:span text:style-name="T15">java </text:span><text:span text:style-name="T46">il selectione le produit a modifier et renvoi dans la page du formulaire admin/modifierProduit</text:span></text:p>
        </text:list-item>
        <text:list-item>
          <text:p text:style-name="P37"><text:span text:style-name="T46">modifier le menu → appel le controller modifierProduit qui est dans le fichier </text:span><text:span text:style-name="T43">A</text:span><text:span text:style-name="T46">dminProduitsController</text:span><text:span text:style-name="T43">.</text:span><text:span text:style-name="T46">java il selectione le menu a modifier et renvoi dans la page du formulaire admin/modifierMenu</text:span></text:p>
        </text:list-item>
        <text:list-item>
          <text:p text:style-name="P26"><text:span text:style-name="T9">c</text:span><text:span text:style-name="T12">onsulter les produit → </text:span><text:span text:style-name="T16">appel le controller <text:s/></text:span><text:span text:style-name="T23">consult</text:span><text:span text:style-name="T16">Produit</text:span><text:span text:style-name="T23">s</text:span><text:span text:style-name="T16"> dans le </text:span><text:span text:style-name="T17">fichier </text:span><text:span text:style-name="T22">A</text:span><text:span text:style-name="T24">dmin</text:span><text:span text:style-name="T17">ControllerProduit</text:span><text:span text:style-name="T25">s</text:span><text:span text:style-name="T17">.java via la </text:span><text:span text:style-name="T21">roquette</text:span><text:span text:style-name="T17"> ‘</text:span><text:span text:style-name="T26">admin</text:span><text:span text:style-name="T17">/</text:span><text:span text:style-name="T26">consulterP</text:span><text:span text:style-name="T17">roduits’ </text:span><text:span text:style-name="T26">récupère tout les produits enregistré dans la base </text:span><text:span text:style-name="T17"><text:s/>renvoi la page </text:span><text:span text:style-name="T26">admin</text:span><text:span text:style-name="T17">/</text:span><text:span text:style-name="T26">consulterP</text:span><text:span text:style-name="T17">roduits </text:span><text:span text:style-name="T26">pour l’admin</text:span></text:p>
        </text:list-item>
        <text:list-item>
          <text:p text:style-name="P27"><text:span text:style-name="T9">c</text:span><text:span text:style-name="T11">onsulter les </text:span><text:span text:style-name="T13">menus</text:span><text:span text:style-name="T11"> → </text:span><text:span text:style-name="T16">appel le controller <text:s/></text:span><text:span text:style-name="T23">consult</text:span><text:span text:style-name="T30">Menu</text:span><text:span text:style-name="T23">s</text:span><text:span text:style-name="T16"> dans le </text:span><text:span text:style-name="T17">fichier </text:span><text:span text:style-name="T22">A</text:span><text:span text:style-name="T24">dmin</text:span><text:span text:style-name="T17">ControllerProduit</text:span><text:span text:style-name="T25">s</text:span><text:span text:style-name="T17">.java via la </text:span><text:span text:style-name="T21">roquette</text:span><text:span text:style-name="T17"> ‘</text:span><text:span text:style-name="T26">admin</text:span><text:span text:style-name="T17">/</text:span><text:span text:style-name="T26">consulter</text:span><text:span text:style-name="T30">Menu</text:span><text:span text:style-name="T17">s’ </text:span><text:span text:style-name="T26">récupère </text:span><text:soft-page-break/><text:span text:style-name="T26">tout les </text:span><text:span text:style-name="T30">menu</text:span><text:span text:style-name="T26">s enregistré dans la base </text:span><text:span text:style-name="T17"><text:s/>renvoi la page </text:span><text:span text:style-name="T26">admin</text:span><text:span text:style-name="T17">/</text:span><text:span text:style-name="T26">consulter</text:span><text:span text:style-name="T30">Menu</text:span><text:span text:style-name="T17">s </text:span><text:span text:style-name="T26">pour l’admin</text:span></text:p>
        </text:list-item>
        <text:list-item>
          <text:p text:style-name="P28"><text:span text:style-name="T12">ajouter </text:span><text:span text:style-name="T14">menu</text:span><text:span text:style-name="T11"> → </text:span><text:span text:style-name="T16">appel le controller <text:s/></text:span><text:span text:style-name="T27">ajout</text:span><text:span text:style-name="T31">Menu</text:span><text:span text:style-name="T16"> dans le </text:span><text:span text:style-name="T17">fichier </text:span><text:span text:style-name="T22">A</text:span><text:span text:style-name="T24">dmin</text:span><text:span text:style-name="T17">ControllerProduit</text:span><text:span text:style-name="T25">s</text:span><text:span text:style-name="T17">.java via la </text:span><text:span text:style-name="T21">roquette</text:span><text:span text:style-name="T17"> ‘</text:span><text:span text:style-name="T26">admin</text:span><text:span text:style-name="T17">/</text:span><text:span text:style-name="T27">ajou</text:span><text:span text:style-name="T26">ter</text:span><text:span text:style-name="T32">Menu</text:span><text:span text:style-name="T17">s’ </text:span><text:span text:style-name="T27">instancie un objet</text:span><text:span text:style-name="T26"> <text:s/></text:span><text:span text:style-name="T32">menu</text:span><text:span text:style-name="T26"> <text:s/></text:span><text:span text:style-name="T27">et</text:span><text:span text:style-name="T26"> </text:span><text:span text:style-name="T17"><text:s/>renvoi </text:span><text:span text:style-name="T27">a </text:span><text:span text:style-name="T17">la page </text:span><text:span text:style-name="T26">admin</text:span><text:span text:style-name="T17">/</text:span><text:span text:style-name="T27">ajouter</text:span><text:span text:style-name="T32">Menu</text:span><text:span text:style-name="T17">s </text:span><text:span text:style-name="T27">pour que</text:span><text:span text:style-name="T26"> l’admin </text:span><text:span text:style-name="T27">puisse envoyer les informations du nouveau produit via un formulaire et post via la roquette ‘/admin/enrigistrer</text:span><text:span text:style-name="T32">Menu</text:span><text:span text:style-name="T27">’ si tout va bien et que il ya pas d’erreur dans les information entré je le renvoi vers une page de confirmation si non je lui indique les champs qui comporte les erreurs</text:span></text:p>
        </text:list-item>
        <text:list-item>
          <text:p text:style-name="P29"><text:span text:style-name="T27">c</text:span><text:span text:style-name="T15">ommande non traité → </text:span><text:span text:style-name="T16">appel le controller <text:s/></text:span><text:span text:style-name="T15">commande</text:span><text:span text:style-name="T16"> dans le </text:span><text:span text:style-name="T17">fichier </text:span><text:span text:style-name="T15">Commande</text:span><text:span text:style-name="T17">Controller.java via la </text:span><text:span text:style-name="T21">roquette</text:span><text:span text:style-name="T17"> ‘</text:span><text:span text:style-name="T26">admin</text:span><text:span text:style-name="T17">/</text:span><text:span text:style-name="T33">commandesNonTraiter</text:span><text:span text:style-name="T17">’ </text:span><text:span text:style-name="T26"><text:s/></text:span><text:span text:style-name="T27">et</text:span><text:span text:style-name="T17"> renvoi </text:span><text:span text:style-name="T27">a </text:span><text:span text:style-name="T17">la page </text:span><text:span text:style-name="T26">admin</text:span><text:span text:style-name="T17">/</text:span><text:span text:style-name="T33">commandesNonTraiter </text:span><text:span text:style-name="T27">pour que</text:span><text:span text:style-name="T26"> l’admin </text:span><text:span text:style-name="T27">puisse </text:span><text:span text:style-name="T34">voir</text:span><text:span text:style-name="T27"> les </text:span><text:span text:style-name="T34">commandes</text:span><text:span text:style-name="T27"> </text:span><text:span text:style-name="T35">non traité</text:span><text:span text:style-name="T27"> si tout va bien et que il ya pas d’erreur </text:span><text:span text:style-name="T34">sinon il sera </text:span><text:span text:style-name="T36">renvoyé</text:span><text:span text:style-name="T34"> vers une page d’erreur</text:span></text:p>
        </text:list-item>
        <text:list-item>
          <text:p text:style-name="P30"><text:span text:style-name="T27">c</text:span><text:span text:style-name="T34">ommande traité → </text:span><text:span text:style-name="T16">appel le controller <text:s/></text:span><text:span text:style-name="T34">commande</text:span><text:span text:style-name="T16"> dans le </text:span><text:span text:style-name="T17">fichier </text:span><text:span text:style-name="T34">Commande</text:span><text:span text:style-name="T17">Controller.java via la </text:span><text:span text:style-name="T21">roquette</text:span><text:span text:style-name="T17"> ‘</text:span><text:span text:style-name="T26">admin</text:span><text:span text:style-name="T17">/</text:span><text:span text:style-name="T33">commandesTraiter</text:span><text:span text:style-name="T17">’ </text:span><text:span text:style-name="T26"><text:s/></text:span><text:span text:style-name="T27">et</text:span><text:span text:style-name="T17"> renvoi </text:span><text:span text:style-name="T27">a </text:span><text:span text:style-name="T17">la page </text:span><text:span text:style-name="T26">admin</text:span><text:span text:style-name="T17">/</text:span><text:span text:style-name="T33">commandesTraiter </text:span><text:span text:style-name="T27">pour que</text:span><text:span text:style-name="T26"> l’admin </text:span><text:span text:style-name="T27">puisse </text:span><text:span text:style-name="T34">voir</text:span><text:span text:style-name="T27"> les </text:span><text:span text:style-name="T34">commandes </text:span><text:span text:style-name="T35">traité</text:span><text:span text:style-name="T27"> <text:s/>si tout va bien et que il ya pas d’erreur </text:span><text:span text:style-name="T34">sinon il sera </text:span><text:span text:style-name="T36">renvoyé</text:span><text:span text:style-name="T34"> vers une page d’erreur</text:span></text:p>
        </text:list-item>
        <text:list-item>
          <text:p text:style-name="P31"><text:span text:style-name="T34">s</text:span><text:span text:style-name="T15">e déconnecter → envoi vers la page d’authentification de l’admin </text:span><text:span text:style-name="T37">et </text:span><text:span text:style-name="T38">déconnecte</text:span><text:span text:style-name="T37"> l’admin </text:span></text:p>
        </text:list-item>
        <text:list-item>
          <text:p text:style-name="P32"><text:span text:style-name="T37">c</text:span><text:span text:style-name="T15">onsulter une commande traité→ appel le controller consulterCommandeTraiter dans le fichier CommandeController.java via la roquette ‘/admin/ consulterCommandeTraiter’ il parcours les produits que cette commande contient et renvoi la page /admin/ consulterCommandeTraiter</text:span></text:p>
        </text:list-item>
        <text:list-item>
          <text:p text:style-name="P32"><text:span text:style-name="T15">onsulter une commande non traité→ appel le controller consulterCommandeNonTraiter dans le fichier CommandeController.java via la roquette ‘/admin/ consulterCommandeNonTraiter’ il parcours les produits que cette commande contient et renvoi la page /admin/ consulterCommandeNonTraiter</text:span></text:p>
        </text:list-item>
        <text:list-item>
          <text:p text:style-name="P24"><text:span text:style-name="T40">le bouton traité → </text:span><text:span text:style-name="T39">appel le controller t</text:span><text:span text:style-name="T40">raiterCommande</text:span><text:span text:style-name="T39"> dans le fichier CommandeController.java via la roquette ‘/admin/ <text:s/>t</text:span><text:span text:style-name="T40">raiterCommande</text:span><text:span text:style-name="T39">’ il c</text:span><text:span text:style-name="T41">hange le satatut de </text:span><text:span text:style-name="T39">cette commande contient et </text:span><text:span text:style-name="T42">reste sur</text:span><text:span text:style-name="T39"> la </text:span><text:span text:style-name="T42">même</text:span><text:span text:style-name="T39"> page /admin/</text:span><text:span text:style-name="T41">commandeNonTraiter</text:span></text:p>
        </text:list-item>
        <text:list-item>
          <text:p text:style-name="P33"><text:span text:style-name="T15">supprimer la commande qui est déjà traité → appel le controller deleteCommande dans le fichier <text:s/></text:span><text:span text:style-name="T39">CommandeController.java </text:span><text:span text:style-name="T15">via la roquette ‘/admin/deleteCommande’ il supprime cette commande dans la base et reste sur la même page </text:span></text:p>
        </text:list-item>
      </text:list>
      <text:p text:style-name="P34"><text:span text:style-name="T15"/></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4T09:34:06.002000000</meta:creation-date>
    <dc:date>2020-03-04T15:07:56.587000000</dc:date>
    <meta:editing-duration>PT4H21M14S</meta:editing-duration>
    <meta:editing-cycles>66</meta:editing-cycles>
    <meta:generator>LibreOffice/6.3.4.2$Windows_X86_64 LibreOffice_project/60da17e045e08f1793c57c00ba83cdfce946d0aa</meta:generator>
    <meta:document-statistic meta:table-count="0" meta:image-count="0" meta:object-count="0" meta:page-count="3" meta:paragraph-count="40" meta:word-count="1066" meta:character-count="7282" meta:non-whitespace-character-count="6248"/>
  </office:meta>
</office:document-meta>
</file>